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David H. Sol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6, 1886</text:p>
      <text:p text:style-name="P5">Month<text:tab/><text:tab/><text:tab/><text:tab/><text:tab/><text:tab/>March</text:p>
      <text:p text:style-name="P5">Year<text:tab/><text:tab/><text:tab/><text:tab/><text:tab/><text:tab/>188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gal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2.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Synagogue Rooms/</text:p>
      <text:p text:style-name="P2">Congregation Mickv<text:span text:style-name="T1">é</text:span><text:span text:style-name="T2"> Israel,/</text:span></text:p>
      <text:p text:style-name="P6">No. 117 North Seventh Street,/</text:p>
      <text:p text:style-name="P7">Philadelphia, March 26 1886/</text:p>
      <text:p text:style-name="P8">Rev. S. Morais/</text:p>
      <text:p text:style-name="P8"><text:tab/>My dear sir:/</text:p>
      <text:p text:style-name="P3"><text:span text:style-name="T2"><text:tab/><text:tab/>I am instructed/ by the Board of Managers of/ the Congregation Mickv</text:span><text:span text:style-name="T1">é</text:span><text:span text:style-name="T2"> Israel,/ to transmit to you the ac-/companying minutes and/ check--and to ask your/ acceptance of the latter as/ a token of the respect and/ esteem in which you are/ held by them./ <text:s/>Very Respectfully Yours/ David H. <text:s/>Solis/ Sec'y./</text:span></text:p>
      <text:p text:style-name="P8"/>
      <text:p text:style-name="P8">[Page 2]</text:p>
      <text:p text:style-name="P3"><text:span text:style-name="T2"><text:tab/>At a special meeting of the/ Board of Managers of the K. K. Mickv</text:span><text:span text:style-name="T1">é</text:span><text:span text:style-name="T2"> Israel/ held March 25th, </text:span><text:span text:style-name="T2">1886, corresponding with/ Adar 19th, 5646, the following minute/ was unanimously adopted and ordered to/ be placed on record./</text:span></text:p>
      <text:p text:style-name="P3"><text:span text:style-name="T2"><text:tab/>The Board of Managers of the/ K. K. Mickv</text:span><text:span text:style-name="T1">é</text:span><text:span text:style-name="T2"> Israel contemplate with profound/ gratitude the approach of the thirty fifth/ anniversary of the installation of its/ respected and esteemed minister the--/ Rev. S. Morais. <text:s/>During a long and un-/interrupted incumbency of more than a/ third of a century, Mr </text:span><text:soft-page-break/><text:span text:style-name="T2">Morais has labored/ unceasingly both in the Pulpit and with/ his pen in the cause of Conservative Judaism;/ and his conscientious and fearless demeanor,/ together with his brilliant attainments, have/ commanded the admiration and respect of the/ entire community./</text:span></text:p>
      <text:p text:style-name="P8"><text:tab/>It is the sincere hope of this Board,/ that a Benign Providence will gant[sic!]/ him many years of life replete with/ health and happiness and that his labors/ in the [?] of the Lord may be productive/ of a harvest pleasing in the sight of/ Israel's God.-/</text:p>
      <text:p text:style-name="P8">Allest David H. Solis/ Sec'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4:13:16</meta:creation-date>
    <dc:date>2012-03-15T13:45:41.57</dc:date>
    <dc:creator>Penn Libraries</dc:creator>
    <meta:editing-duration>PT00H10M3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430" meta:character-count="2838"/>
  </office:meta>
</office:document-meta>
</file>